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co150" style:family="table-column">
      <style:table-column-properties fo:break-before="auto" style:column-width="2.4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019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101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112225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'101925'.A1:'101925'.BF24" table:display-filter-buttons="true"/>
        <table:database-range table:name="Table18_4" table:target-range-address="'110125'.A1:'110125'.BF22" table:display-filter-buttons="true"/>
        <table:database-range table:name="Table18_5" table:target-range-address="'112225'.A1:'112225'.BF24" table:display-filter-buttons="true"/>
        <table:database-range table:name="Table18_6" table:target-range-address="Current.A1:Current.BF23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00:28:01.64116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36</meta:editing-cycles>
    <meta:creation-date>2024-09-28T05:01:37</meta:creation-date>
    <dc:date>2025-11-22T00:28:24.318333100</dc:date>
    <meta:generator>LibreOffice/25.8.3.2$Windows_X86_64 LibreOffice_project/8ca8d55c161d602844f5428fa4b58097424e324e</meta:generator>
    <meta:editing-duration>PT18M1S</meta:editing-duration>
    <meta:document-statistic meta:table-count="28" meta:cell-count="27599" meta:object-count="0"/>
  </office:meta>
</office:document-meta>
</file>